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e8fe4" officeooo:paragraph-rsid="000e8fe4"/>
    </style:style>
    <style:style style:name="P2" style:family="paragraph" style:parent-style-name="Standard">
      <style:text-properties officeooo:rsid="0010401e" officeooo:paragraph-rsid="0010401e"/>
    </style:style>
    <style:style style:name="P3" style:family="paragraph" style:parent-style-name="Standard">
      <style:text-properties officeooo:rsid="0010ae21" officeooo:paragraph-rsid="0010ae21"/>
    </style:style>
    <style:style style:name="P4" style:family="paragraph" style:parent-style-name="Standard">
      <style:text-properties officeooo:rsid="0012a5a6" officeooo:paragraph-rsid="0012a5a6"/>
    </style:style>
    <style:style style:name="P5" style:family="paragraph" style:parent-style-name="Standard">
      <style:text-properties officeooo:rsid="00148a12" officeooo:paragraph-rsid="00148a12"/>
    </style:style>
    <style:style style:name="P6" style:family="paragraph" style:parent-style-name="Standard">
      <style:text-properties officeooo:rsid="001527f1" officeooo:paragraph-rsid="001527f1"/>
    </style:style>
    <style:style style:name="P7" style:family="paragraph" style:parent-style-name="Standard">
      <style:text-properties officeooo:rsid="001527f1" officeooo:paragraph-rsid="001527f1"/>
    </style:style>
    <style:style style:name="P8" style:family="paragraph" style:parent-style-name="Standard">
      <style:text-properties officeooo:rsid="0017246f" officeooo:paragraph-rsid="001527f1"/>
    </style:style>
    <style:style style:name="P9" style:family="paragraph" style:parent-style-name="Standard">
      <style:text-properties officeooo:rsid="0017246f" officeooo:paragraph-rsid="0017246f"/>
    </style:style>
    <style:style style:name="T1" style:family="text">
      <style:text-properties officeooo:rsid="00148a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urs C++</text:p>
      <text:p text:style-name="P1">moins de bibliothèques, il y en a des standards. </text:p>
      <text:p text:style-name="P1"># : parler au préprocesseur</text:p>
      <text:p text:style-name="P1">il faut préciser les types, </text:p>
      <text:p text:style-name="P1"/>
      <text:p text:style-name="P2">compiler : g++ nomdufichier -o nom du fichier de sortie</text:p>
      <text:p text:style-name="P2">./test → va avoir pour effet d’executer le fichier, ici le fichier test</text:p>
      <text:p text:style-name="P2"/>
      <text:p text:style-name="P2">pour atteindre ce qui est dans une bibliothèque : on fait std:: et cela peu importe de où ça vient </text:p>
      <text:p text:style-name="P3">foction pour print : &lt; &lt; </text:p>
      <text:p text:style-name="P3">chaines de caractère en c++ : “ ” </text:p>
      <text:p text:style-name="P3">‘ ‘ : c’est des entiers.</text:p>
      <text:p text:style-name="P3">Fin d’une chaine de caractère : ‘\n’</text:p>
      <text:p text:style-name="P4">il écrase si on remet le même non-respect</text:p>
      <text:p text:style-name="P4"/>
      <text:p text:style-name="P4">chaine de caractères : finit toujours pas un ‘\0’, ‘abc’ est donc composé de 4 caractères. <text:span text:style-name="T1">C’est un tableau de char, toujours qqchose comme ça. </text:span></text:p>
      <text:p text:style-name="P4"/>
      <text:p text:style-name="P4">Main (int argc, char* argv[])</text:p>
      <text:p text:style-name="P4">(le premier est une chaine de caractère, char* est l’adresse de la première valeur et argv[] est donc la chaine de caractère).</text:p>
      <text:p text:style-name="P4"/>
      <text:p text:style-name="P5">Déclaration et définition :</text:p>
      <text:p text:style-name="P5">int N ;</text:p>
      <text:p text:style-name="P5">int main(){</text:p>
      <text:p text:style-name="P5">int i=12 ;</text:p>
      <text:p text:style-name="P5"/>
      <text:p text:style-name="P6">différence entre class et struct : class a tout en public, et struct permet de mettre des choses en private, mais auquel on peut accéder si on donne des class friend. Les class que on note comme friend les autorise à utiliser les fonctions</text:p>
      <text:p text:style-name="P6">si on a l’adresse, on met une flèche pour déréférencer. </text:p>
      <text:p text:style-name="P6"/>
      <text:p text:style-name="P9">On met toujours un inline devant les fonctions, on gagne du temps. On dit que à chaque fois qu’elle est appelé, on demande de remplacer la fonction par ce que la fonction fait directement. Un morceau de code que l’on fait à un endroit.</text:p>
      <text:p text:style-name="P9"/>
      <text:p text:style-name="P8">Pour déclarer les fonctions e dehors des structs :</text:p>
      <text:p text:style-name="P9">inline void Int::incr(){value++;}<text:tab/>(la struct s’appelle Int)</text:p>
      <text:p text:style-name="P9"/>
      <text:p text:style-name="P9">quand on définit une fonction dans une classe, elle est inline ; </text:p>
      <text:p text:style-name="P9">#include &lt;iostream&gt; : il va prendre un fichier qu’il va venir mettre en haut. Si je veux donner le fichier avec la struct Int pour pouvoir le récupétrer, </text:p>
      <text:p text:style-name="P9"/>
      <text:p text:style-name="P9">sur mac, bien ajouter <text:s/>-std=c++11 pour pouvoir directement faire les attributions des valeurs, car c’est qu’on a une ancienne version d’enregistrée. </text:p>
      <text:p text:style-name="P9">On compile uniquement certains fichiers : g++ -c foo.cpp</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8T15:38:00.219068307</meta:creation-date>
    <dc:date>2026-01-13T19:10:29.795078204</dc:date>
    <meta:editing-duration>PT21H44M11S</meta:editing-duration>
    <meta:editing-cycles>7</meta:editing-cycles>
    <meta:generator>LibreOffice/7.6.3.2$MacOSX_X86_64 LibreOffice_project/29d686fea9f6705b262d369fede658f824154cc0</meta:generator>
    <meta:document-statistic meta:table-count="0" meta:image-count="0" meta:object-count="0" meta:page-count="1" meta:paragraph-count="28" meta:word-count="347" meta:character-count="1915" meta:non-whitespace-character-count="1585"/>
  </office:meta>
</office:document-meta>
</file>